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40000010701B64A11.svm" manifest:media-type=""/>
  <manifest:file-entry manifest:full-path="Pictures/2000000100000073000000E5B2987EC5.svm" manifest:media-type=""/>
  <manifest:file-entry manifest:full-path="Pictures/2000015B00004F1D00003B561285139B.wmf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24C000000F2E2A9FB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+1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-1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line draw:style-name="gr1" draw:text-style-name="P1" draw:layer="layout" svg:x1="5.022cm" svg:y1="2.047cm" svg:x2="5.231cm" svg:y2="2.047cm">
          <text:p/>
        </draw:line>
        <draw:line draw:style-name="gr1" draw:text-style-name="P1" draw:layer="layout" svg:x1="6.225cm" svg:y1="1.076cm" svg:x2="4.989cm" svg:y2="1.076cm">
          <text:p/>
        </draw:line>
        <draw:frame draw:style-name="gr2" draw:text-style-name="P1" draw:layer="layout" svg:width="3.023cm" svg:height="2.031cm" svg:x="4.585cm" svg:y="0.434cm">
          <draw:image xlink:href="Pictures/2000015B00004F1D00003B561285139B.wmf" xlink:type="simple" xlink:show="embed" xlink:actuate="onLoad">
            <text:p/>
          </draw:image>
        </draw:frame>
        <draw:frame draw:style-name="gr3" draw:text-style-name="P1" draw:layer="layout" svg:width="0.714cm" svg:height="0.314cm" svg:x="4.078cm" svg:y="0.899cm">
          <draw:image xlink:href="Pictures/20000001000002540000010701B64A11.svm" xlink:type="simple" xlink:show="embed" xlink:actuate="onLoad">
            <text:p/>
          </draw:image>
        </draw:frame>
        <draw:frame draw:style-name="gr4" draw:text-style-name="P1" draw:layer="layout" svg:width="0.704cm" svg:height="0.289cm" svg:x="4.088cm" svg:y="1.885cm">
          <draw:image xlink:href="Pictures/200000010000024C000000F2E2A9FB70.svm" xlink:type="simple" xlink:show="embed" xlink:actuate="onLoad">
            <text:p/>
          </draw:image>
        </draw:frame>
        <draw:frame draw:style-name="gr5" draw:text-style-name="P1" draw:layer="layout" svg:width="0.349cm" svg:height="0.258cm" svg:x="4.81cm" svg:y="0.306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137cm" svg:height="0.274cm" svg:x="7.208cm" svg:y="1.375cm">
          <draw:image xlink:href="Pictures/2000000100000073000000E5B2987E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17T16:18:49</meta:creation-date>
    <meta:editing-duration>PT10M14S</meta:editing-duration>
    <meta:editing-cycles>5</meta:editing-cycles>
    <meta:generator>LibreOffice/3.3$Linux LibreOffice_project/330m19$Build-401</meta:generator>
    <dc:title>kkkFigures</dc:title>
    <meta:initial-creator>kkk </meta:initial-creator>
    <dc:date>2014-11-07T10:41:05</dc:date>
    <dc:creator>kkk </dc:creator>
    <meta:document-statistic meta:object-count="7"/>
    <meta:template xlink:type="simple" xlink:actuate="onRequest" xlink:title="kkkFigures" xlink:href="../../../../.libreoffice/3/user/template/kkkFigures.otg" meta:date="2014-02-17T16:18:48"/>
  </office:meta>
</office:document-meta>
</file>